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/>
    </style:style>
    <style:style style:name="P2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lack-Lato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a933" style:font-name="Slack-Lato" fo:font-size="11.25pt" fo:letter-spacing="normal" fo:font-style="normal" fo:font-weight="normal"/>
    </style:style>
    <style:style style:name="P4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/>
    </style:style>
    <style:style style:name="P5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/>
    </style:style>
    <style:style style:name="T1" style:family="text">
      <style:text-properties fo:font-variant="normal" fo:text-transform="none" fo:color="#d1d2d3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cc7832" style:font-name="JetBrains Mono1" fo:font-size="10pt" fo:letter-spacing="normal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efff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4a4c8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c980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9a6af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d4b01d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5727522" text:style-name="L1">
        <text:list-item>
          <text:p text:style-name="P3">create a rails application with devise (reset password + sign_in, NO sign up)</text:p>
        </text:list-item>
        <text:list-item>
          <text:p text:style-name="P2">admin user should be created by seeds</text:p>
        </text:list-item>
        <text:list-item>
          <text:p text:style-name="P2">admin can create users in admin panel (namespace)</text:p>
        </text:list-item>
        <text:list-item>
          <text:p text:style-name="P2">when admin creates a user then email and password (autogenerated) are sent by email</text:p>
        </text:list-item>
        <text:list-item>
          <text:p text:style-name="P2">admin can add categories (just a name, uid, and description)</text:p>
        </text:list-item>
        <text:list-item>
          <text:p text:style-name="P2">admin can add products (name, uuid [unique!], image, description, at least one category, number of products in stock)</text:p>
        </text:list-item>
        <text:list-item>
          <text:p text:style-name="P2">admin can edit categories/products</text:p>
        </text:list-item>
        <text:list-item>
          <text:p text:style-name="P2">admin can remove categories (if no products are connected)</text:p>
        </text:list-item>
        <text:list-item>
          <text:p text:style-name="P2">admin can archive product (set archived_at field to time when it happened, archived products cannot be purchased after this time)</text:p>
        </text:list-item>
        <text:list-item>
          <text:p text:style-name="P2">admin can see paginated list of categories (with filters and search)</text:p>
        </text:list-item>
        <text:list-item>
          <text:p text:style-name="P2">admin can see paginated list of products (with filters and search)</text:p>
        </text:list-item>
        <text:list-item>
          <text:p text:style-name="P2">admin can see paginated list of purchases (with filters and search)</text:p>
        </text:list-item>
        <text:list-item>
          <text:p text:style-name="P2">admin can export filtered purchases to XLS</text:p>
        </text:list-item>
        <text:list-item>
          <text:p text:style-name="P2">admin can import products with CSV file</text:p>
        </text:list-item>
        <text:list-item>
          <text:p text:style-name="P2">user can log in by email/password</text:p>
        </text:list-item>
        <text:list-item>
          <text:p text:style-name="P2">user can reset password</text:p>
        </text:list-item>
        <text:list-item>
          <text:p text:style-name="P2">user can edit email, password, first_name, last_name</text:p>
        </text:list-item>
        <text:list-item>
          <text:p text:style-name="P2">user cannot access admin panel namespace</text:p>
        </text:list-item>
        <text:list-item>
          <text:p text:style-name="P2">user can buy a product (number of products in stock is decreased)</text:p>
        </text:list-item>
        <text:list-item>
          <text:p text:style-name="P2">user can see history of his purchases</text:p>
        </text:list-item>
        <text:list-item>
          <text:p text:style-name="P2">implement REST api for products (all actions)</text:p>
        </text:list-item>
        <text:list-item>
          <text:p text:style-name="P2">implement authorization on top of this application, use it in proper places</text:p>
        </text:list-item>
        <text:list-item>
          <text:p text:style-name="P2">implement a view with statistics that is available for admin</text:p>
        </text:list-item>
        <text:list-item>
          <text:p text:style-name="P2">implement a state machine for purchases</text:p>
        </text:list-item>
        <text:list-item>
          <text:p text:style-name="P2">implement Null Object</text:p>
        </text:list-item>
        <text:list-item>
          <text:p text:style-name="P2">implement Decorator</text:p>
        </text:list-item>
        <text:list-item>
          <text:p text:style-name="P5"><text:span text:style-name="T2">use exception handling in controller and in one of your service objects</text:span></text:p>
        </text:list-item>
      </text:list>
      <text:p text:style-name="P4"><text:span text:style-name="T2"/></text:p>
      <text:p text:style-name="P1"><text:bookmark-start text:name="__DdeLink__296_3219381629"/><text:bookmark-end text:name="__DdeLink__296_3219381629"/><text:span text:style-name="T4">class </text:span><text:span text:style-name="T5">CreateProducts </text:span><text:span text:style-name="T7">&lt; </text:span><text:span text:style-name="T8">ActiveRecord</text:span><text:span text:style-name="T7">::</text:span><text:span text:style-name="T8">Migration</text:span><text:span text:style-name="T7">[</text:span><text:span text:style-name="T9">7.0</text:span><text:span text:style-name="T7">]</text:span><text:line-break/><text:span text:style-name="T7"> <text:s/></text:span><text:span text:style-name="T4">def </text:span><text:span text:style-name="T6">change</text:span><text:line-break/><text:span text:style-name="T6"> <text:s text:c="3"/></text:span><text:span text:style-name="T7">enable_extension </text:span><text:span text:style-name="T13">'pgcrypto'</text:span><text:line-break/><text:span text:style-name="T13"> <text:s text:c="3"/></text:span><text:span text:style-name="T10">create_table </text:span><text:span text:style-name="T11">:products</text:span><text:span text:style-name="T4">, </text:span><text:span text:style-name="T11">id</text:span><text:span text:style-name="T7">: </text:span><text:span text:style-name="T11">:uuid</text:span><text:span text:style-name="T4">, </text:span><text:span text:style-name="T11">null</text:span><text:span text:style-name="T7">: </text:span><text:span text:style-name="T4">false, </text:span><text:span text:style-name="T11">default</text:span><text:span text:style-name="T7">: </text:span><text:span text:style-name="T13">'gen_random_uuid()' </text:span><text:span text:style-name="T4">do </text:span><text:span text:style-name="T7">|</text:span><text:span text:style-name="T12">t</text:span><text:span text:style-name="T7">|</text:span><text:line-break/><text:span text:style-name="T7"> <text:s text:c="5"/></text:span><text:span text:style-name="T12">t</text:span><text:span text:style-name="T7">.uuid </text:span><text:span text:style-name="T11">:product_id</text:span><text:line-break/><text:span text:style-name="T11"> <text:s text:c="5"/></text:span><text:span text:style-name="T12">t</text:span><text:span text:style-name="T7">.string </text:span><text:span text:style-name="T11">:name</text:span><text:span text:style-name="T4">, </text:span><text:span text:style-name="T11">null</text:span><text:span text:style-name="T7">: </text:span><text:span text:style-name="T4">false</text:span><text:line-break/><text:span text:style-name="T4"> <text:s text:c="5"/></text:span><text:span text:style-name="T12">t</text:span><text:span text:style-name="T7">.text </text:span><text:span text:style-name="T11">:description</text:span><text:line-break/><text:span text:style-name="T11"> <text:s text:c="5"/></text:span><text:span text:style-name="T12">t</text:span><text:span text:style-name="T7">.boolean </text:span><text:span text:style-name="T11">:archived</text:span><text:span text:style-name="T4">, </text:span><text:span text:style-name="T11">default</text:span><text:span text:style-name="T7">: </text:span><text:span text:style-name="T4">false</text:span><text:line-break/><text:span text:style-name="T4"> <text:s text:c="5"/></text:span><text:span text:style-name="T12">t</text:span><text:span text:style-name="T7">.integer </text:span><text:span text:style-name="T11">:on_stock</text:span><text:line-break/><text:line-break/><text:span text:style-name="T11"> <text:s text:c="5"/></text:span><text:span text:style-name="T12">t</text:span><text:span text:style-name="T7">.timestamps</text:span><text:line-break/><text:span text:style-name="T7"> <text:s text:c="3"/></text:span><text:span text:style-name="T4">end</text:span><text:line-break/><text:span text:style-name="T4"> <text:s text:c="3"/></text:span><text:span text:style-name="T10">add_index </text:span><text:span text:style-name="T11">:products</text:span><text:span text:style-name="T4">, </text:span><text:span text:style-name="T11">:product_id</text:span><text:span text:style-name="T4">, </text:span><text:span text:style-name="T11">unique</text:span><text:span text:style-name="T7">: </text:span><text:span text:style-name="T4">true</text:span><text:line-break/><text:span text:style-name="T4"> <text:s/>end</text:span><text:line-break/><text:span text:style-name="T4">end</text:span></text:p>
      <text:p text:style-name="P1"><text:span text:style-name="T4"/></text:p>
      <text:p text:style-name="P4"><text:span text:style-name="T2"/></text:p>
      <text:p text:style-name="P4"><text:span text:style-name="T2"/></text:p>
      <text:p text:style-name="P1"><text:span text:style-name="T3">class </text:span><text:span text:style-name="T5">CreateTableCategories </text:span><text:span text:style-name="T7">&lt; </text:span><text:span text:style-name="T8">ActiveRecord</text:span><text:span text:style-name="T7">::</text:span><text:span text:style-name="T8">Migration</text:span><text:span text:style-name="T7">[</text:span><text:span text:style-name="T9">7.0</text:span><text:span text:style-name="T7">]</text:span><text:line-break/><text:span text:style-name="T7"> <text:s/></text:span><text:span text:style-name="T4">def </text:span><text:span text:style-name="T6">change</text:span><text:line-break/><text:span text:style-name="T6"> <text:s text:c="3"/></text:span><text:span text:style-name="T10">create_table </text:span><text:span text:style-name="T11">:categories </text:span><text:span text:style-name="T4">do </text:span><text:span text:style-name="T7">|</text:span><text:span text:style-name="T12">t</text:span><text:span text:style-name="T7">|</text:span><text:line-break/><text:soft-page-break/><text:span text:style-name="T7"> <text:s text:c="5"/></text:span><text:span text:style-name="T12">t</text:span><text:span text:style-name="T7">.string </text:span><text:span text:style-name="T11">:name</text:span><text:span text:style-name="T4">, </text:span><text:span text:style-name="T11">null</text:span><text:span text:style-name="T7">: </text:span><text:span text:style-name="T4">false</text:span><text:line-break/><text:span text:style-name="T4"> <text:s text:c="5"/></text:span><text:span text:style-name="T12">t</text:span><text:span text:style-name="T7">.text </text:span><text:span text:style-name="T11">:description</text:span><text:line-break/><text:line-break/><text:span text:style-name="T11"> <text:s text:c="5"/></text:span><text:span text:style-name="T12">t</text:span><text:span text:style-name="T7">.timestamps</text:span><text:line-break/><text:span text:style-name="T7"> <text:s text:c="3"/></text:span><text:span text:style-name="T4">end</text:span><text:line-break/><text:span text:style-name="T4"> <text:s text:c="3"/></text:span><text:span text:style-name="T10">add_belongs_to </text:span><text:span text:style-name="T11">:products</text:span><text:span text:style-name="T4">, </text:span><text:span text:style-name="T11">:category</text:span><text:line-break/><text:span text:style-name="T11"> <text:s text:c="3"/></text:span><text:span text:style-name="T10">add_index </text:span><text:span text:style-name="T11">:categories</text:span><text:span text:style-name="T4">, </text:span><text:span text:style-name="T11">:id</text:span><text:span text:style-name="T4">, </text:span><text:span text:style-name="T11">unique</text:span><text:span text:style-name="T7">: </text:span><text:span text:style-name="T4">true</text:span><text:line-break/><text:span text:style-name="T4"> <text:s/>end</text:span><text:line-break/><text:span text:style-name="T4">e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1-25T16:15:24.633985587</dc:date>
    <meta:editing-duration>PT58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340" meta:character-count="2249" meta:non-whitespace-character-count="1869"/>
  </office:meta>
</office:document-meta>
</file>